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0000000C8671B5EB1.jpg"/>
  <manifest:file-entry manifest:media-type="image/jpeg" manifest:full-path="Pictures/100000000000010000000100BC8FB0CD.jpg"/>
  <manifest:file-entry manifest:media-type="image/png" manifest:full-path="Pictures/10000000000000E90000006C98CB5CBF.png"/>
  <manifest:file-entry manifest:media-type="image/jpeg" manifest:full-path="Pictures/100000000000010000000100CA7800D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xml:id="id6" draw:id="id6" draw:layer="layout" svg:width="16.8cm" svg:height="3.4cm" svg:x="5.963cm" svg:y="2.23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xml:id="id7" draw:id="id7" draw:layer="layout" svg:width="13.8cm" svg:height="0.963cm" svg:x="8.2cm" svg:y="1.038cm">
          <draw:text-box>
            <text:p text:style-name="P2">Présentations électroniques : Logiciels</text:p>
          </draw:text-box>
        </draw:frame>
        <draw:custom-shape draw:style-name="gr3" draw:text-style-name="P3" xml:id="id8" draw:id="id8" draw:layer="layout" svg:width="4.4cm" svg:height="1.8cm" svg:x="7.8cm" svg:y="3cm">
          <text:p text:style-name="P3">ouv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5.2cm" svg:height="1.8cm" svg:x="15.8cm" svg:y="3cm">
          <text:p text:style-name="P3">propriétai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4.2cm" svg:height="3.6cm" svg:x="13.8cm" svg:y="9.8cm">
          <text:p text:style-name="P3">Apply</text:p>
          <text:p text:style-name="P3">KeyNote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" draw:text-style-name="P3" xml:id="id5" draw:id="id5" draw:layer="layout" svg:width="4.4cm" svg:height="3.8cm" svg:x="20.8cm" svg:y="9.8cm">
          <text:p text:style-name="P3">Microsoft</text:p>
          <text:p text:style-name="P3">PowerPoint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" draw:text-style-name="P3" xml:id="id2" draw:id="id2" draw:layer="layout" svg:width="4.8cm" svg:height="4.4cm" svg:x="2cm" svg:y="9.8cm">
          <text:p text:style-name="P3">OpenOffice</text:p>
          <text:p text:style-name="P3">Impress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" draw:text-style-name="P3" xml:id="id3" draw:id="id3" draw:layer="layout" svg:width="4.6cm" svg:height="4.2cm" svg:x="8.2cm" svg:y="9.8cm">
          <text:p text:style-name="P3">Latex</text:p>
          <text:p text:style-name="P3">BEAMER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6" draw:text-style-name="P1" xml:id="id10" draw:id="id10" draw:layer="layout" draw:type="curve" svg:x1="8.981cm" svg:y1="6cm" svg:x2="6.8cm" svg:y2="12cm" draw:start-shape="id1" draw:start-glue-point="2" draw:end-shape="id2" svg:d="m8981 6000c-1635 0-545 6000-2181 6000">
          <text:p/>
        </draw:connector>
        <draw:connector draw:style-name="gr6" draw:text-style-name="P1" xml:id="id1" draw:id="id1" draw:layer="layout" draw:type="curve" svg:x1="8.981cm" svg:y1="6cm" svg:x2="10.5cm" svg:y2="9.8cm" draw:end-shape="id3" svg:d="m8981 6000c0 2475 1519 575 1519 3800">
          <text:p/>
        </draw:connector>
        <draw:connector draw:style-name="gr6" draw:text-style-name="P1" xml:id="id13" draw:id="id13" draw:layer="layout" draw:type="curve" svg:x1="18.931cm" svg:y1="5.851cm" svg:x2="15.9cm" svg:y2="9.8cm" draw:end-shape="id4" draw:end-glue-point="0" svg:d="m18931 5851c0 2586-3031 612-3031 3949">
          <text:p/>
        </draw:connector>
        <draw:connector draw:style-name="gr6" draw:text-style-name="P1" xml:id="id14" draw:id="id14" draw:layer="layout" draw:type="curve" svg:x1="18.931cm" svg:y1="6.373cm" svg:x2="23cm" svg:y2="9.8cm" draw:end-shape="id5" draw:end-glue-point="0" svg:d="m18931 6373c0 2194 4069 481 4069 3427">
          <text:p/>
        </draw:connector>
        <draw:frame draw:style-name="gr7" draw:text-style-name="P1" xml:id="id11" draw:id="id11" draw:layer="layout" svg:width="4.172cm" svg:height="5.2cm" svg:x="2.2cm" svg:y="14.8cm">
          <draw:image xlink:href="Pictures/100000000000010000000100BC8FB0CD.jpg" xlink:type="simple" xlink:show="embed" xlink:actuate="onLoad">
            <text:p/>
          </draw:image>
        </draw:frame>
        <draw:frame draw:style-name="gr7" draw:text-style-name="P1" xml:id="id15" draw:id="id15" draw:layer="layout" svg:width="4.8cm" svg:height="4.6cm" svg:x="13.6cm" svg:y="14.8cm">
          <draw:image xlink:href="Pictures/10000000000000F0000000C8671B5EB1.jpg" xlink:type="simple" xlink:show="embed" xlink:actuate="onLoad">
            <text:p/>
          </draw:image>
        </draw:frame>
        <draw:frame draw:style-name="gr7" draw:text-style-name="P1" xml:id="id12" draw:id="id12" draw:layer="layout" svg:width="5.764cm" svg:height="2.657cm" svg:x="7.636cm" svg:y="15.4cm">
          <draw:image xlink:href="Pictures/10000000000000E90000006C98CB5CBF.png" xlink:type="simple" xlink:show="embed" xlink:actuate="onLoad">
            <text:p/>
          </draw:image>
        </draw:frame>
        <draw:frame draw:style-name="gr7" draw:text-style-name="P1" xml:id="id16" draw:id="id16" draw:layer="layout" svg:width="5.4cm" svg:height="5cm" svg:x="20.4cm" svg:y="14.6cm">
          <draw:image xlink:href="Pictures/100000000000010000000100CA7800D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" smil:attributeName="visibility" smil:to="visible"/>
                  <anim:transitionFilter smil:dur="2s" smil:targetElement="id2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1s" smil:fill="hold" smil:targetElement="id3" smil:attributeName="visibility" smil:to="visible"/>
                  <anim:transitionFilter smil:dur="2s" smil:targetElement="id3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1s" smil:fill="hold" smil:targetElement="id10" smil:attributeName="visibility" smil:to="visible"/>
                  <anim:transitionFilter smil:dur="2s" smil:targetElement="id10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1s" smil:fill="hold" smil:targetElement="id1" smil:attributeName="visibility" smil:to="visible"/>
                  <anim:transitionFilter smil:dur="2s" smil:targetElement="id1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1s" smil:fill="hold" smil:targetElement="id11" smil:attributeName="visibility" smil:to="visible"/>
                  <anim:transitionFilter smil:dur="2s" smil:targetElement="id11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1s" smil:fill="hold" smil:targetElement="id12" smil:attributeName="visibility" smil:to="visible"/>
                  <anim:transitionFilter smil:dur="2s" smil:targetElement="id12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6" smil:attributeName="visibility" smil:to="visible"/>
                  <anim:transitionFilter smil:dur="0.5s" smil:targetElement="id16" smil:type="checkerBoardWipe" smil:subtype="across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axial" draw:start-color="#0000ff" draw:end-color="#99cc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4-08T04:43:52.36</meta:creation-date>
    <meta:editing-duration>PT4M31S</meta:editing-duration>
    <meta:editing-cycles>2</meta:editing-cycles>
    <dc:date>2015-04-08T04:48:20.57</dc:date>
    <meta:document-statistic meta:object-count="39"/>
    <meta:generator>OpenOffice.org/3.3$Win32 OpenOffice.org_project/330m20$Build-9567</meta:generator>
  </office:meta>
</office:document-meta>
</file>